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0.743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xbar_r_example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00-00-00</text:date>, <text:time style:data-style-name="N2" text:time-value="09:28:18.0285404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print-date>2020-04-01T08:11:34.188956400</meta:print-date>
    <dc:date>2020-04-01T09:28:22.350917152</dc:date>
    <meta:editing-duration>PT22M54S</meta:editing-duration>
    <meta:editing-cycles>3</meta:editing-cycles>
    <meta:generator>LibreOffice/6.4.2.2$Linux_X86_64 LibreOffice_project/40$Build-2</meta:generator>
    <meta:document-statistic meta:table-count="1" meta:cell-count="130" meta:object-count="0"/>
  </office:meta>
</office:document-meta>
</file>